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528in"/>
    </style:style>
    <style:style style:name="co2" style:family="table-column">
      <style:table-column-properties fo:break-before="auto" style:column-width="1.0008in"/>
    </style:style>
    <style:style style:name="co3" style:family="table-column">
      <style:table-column-properties fo:break-before="auto" style:column-width="0.8866in"/>
    </style:style>
    <style:style style:name="co4" style:family="table-column">
      <style:table-column-properties fo:break-before="auto" style:column-width="0.928in"/>
    </style:style>
    <style:style style:name="co5" style:family="table-column">
      <style:table-column-properties fo:break-before="auto" style:column-width="0.16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_kdl_parser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q</text:p>
          </table:table-cell>
          <table:table-cell table:number-columns-repeated="6"/>
        </table:table-row>
        <table:table-row table:style-name="ro1">
          <table:table-cell table:number-columns-repeated="6" office:value-type="float" office:value="0.004" calcext:value-type="float">
            <text:p>0.0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dd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coriolis_vector</text:p>
          </table:table-cell>
          <table:table-cell table:number-columns-repeated="6"/>
        </table:table-row>
        <table:table-row table:style-name="ro1">
          <table:table-cell office:value-type="float" office:value="0.140388401" calcext:value-type="float">
            <text:p>0.140388401</text:p>
          </table:table-cell>
          <table:table-cell office:value-type="float" office:value="-0.017330762" calcext:value-type="float">
            <text:p>-0.017330762</text:p>
          </table:table-cell>
          <table:table-cell office:value-type="float" office:value="-0.000041128" calcext:value-type="float">
            <text:p>-4.1128E-05</text:p>
          </table:table-cell>
          <table:table-cell office:value-type="float" office:value="0.0124336" calcext:value-type="float">
            <text:p>0.0124336</text:p>
          </table:table-cell>
          <table:table-cell office:value-type="float" office:value="0.002379219" calcext:value-type="float">
            <text:p>0.002379219</text:p>
          </table:table-cell>
          <table:table-cell office:value-type="float" office:value="-0.000154239" calcext:value-type="float">
            <text:p>-0.00015423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grav_trq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9.228168687" calcext:value-type="float">
            <text:p>-59.228168687</text:p>
          </table:table-cell>
          <table:table-cell office:value-type="float" office:value="-15.697217987" calcext:value-type="float">
            <text:p>-15.697217987</text:p>
          </table:table-cell>
          <table:table-cell office:value-type="float" office:value="0.002095702" calcext:value-type="float">
            <text:p>0.002095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mass_matrix</text:p>
          </table:table-cell>
          <table:table-cell table:number-columns-repeated="6"/>
        </table:table-row>
        <table:table-row table:style-name="ro1">
          <table:table-cell office:value-type="float" office:value="4.376109373" calcext:value-type="float">
            <text:p>4.376109373</text:p>
          </table:table-cell>
          <table:table-cell office:value-type="float" office:value="0.004191923" calcext:value-type="float">
            <text:p>0.004191923</text:p>
          </table:table-cell>
          <table:table-cell office:value-type="float" office:value="0.002557931" calcext:value-type="float">
            <text:p>0.002557931</text:p>
          </table:table-cell>
          <table:table-cell office:value-type="float" office:value="0.001940797" calcext:value-type="float">
            <text:p>0.001940797</text:p>
          </table:table-cell>
          <table:table-cell office:value-type="float" office:value="-0.253222699" calcext:value-type="float">
            <text:p>-0.253222699</text:p>
          </table:table-cell>
          <table:table-cell office:value-type="float" office:value="-0.000000823" calcext:value-type="float">
            <text:p>-8.23E-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4191923" calcext:value-type="float">
            <text:p>0.004191923</text:p>
          </table:table-cell>
          <table:table-cell office:value-type="float" office:value="3.965701968" calcext:value-type="float">
            <text:p>3.965701968</text:p>
          </table:table-cell>
          <table:table-cell office:value-type="float" office:value="1.516168241" calcext:value-type="float">
            <text:p>1.516168241</text:p>
          </table:table-cell>
          <table:table-cell office:value-type="float" office:value="0.241076938" calcext:value-type="float">
            <text:p>0.241076938</text:p>
          </table:table-cell>
          <table:table-cell office:value-type="float" office:value="0.000000267" calcext:value-type="float">
            <text:p>2.67E-07</text:p>
          </table:table-cell>
          <table:table-cell office:value-type="float" office:value="0.017136336" calcext:value-type="float">
            <text:p>0.0171363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2557931" calcext:value-type="float">
            <text:p>0.002557931</text:p>
          </table:table-cell>
          <table:table-cell office:value-type="float" office:value="1.516168241" calcext:value-type="float">
            <text:p>1.516168241</text:p>
          </table:table-cell>
          <table:table-cell office:value-type="float" office:value="0.836761453" calcext:value-type="float">
            <text:p>0.836761453</text:p>
          </table:table-cell>
          <table:table-cell office:value-type="float" office:value="0.241137405" calcext:value-type="float">
            <text:p>0.241137405</text:p>
          </table:table-cell>
          <table:table-cell office:value-type="float" office:value="0.000000267" calcext:value-type="float">
            <text:p>2.67E-07</text:p>
          </table:table-cell>
          <table:table-cell office:value-type="float" office:value="0.017136336" calcext:value-type="float">
            <text:p>0.0171363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1940797" calcext:value-type="float">
            <text:p>0.001940797</text:p>
          </table:table-cell>
          <table:table-cell office:value-type="float" office:value="0.241076938" calcext:value-type="float">
            <text:p>0.241076938</text:p>
          </table:table-cell>
          <table:table-cell office:value-type="float" office:value="0.241137405" calcext:value-type="float">
            <text:p>0.241137405</text:p>
          </table:table-cell>
          <table:table-cell office:value-type="float" office:value="0.241165309" calcext:value-type="float">
            <text:p>0.241165309</text:p>
          </table:table-cell>
          <table:table-cell office:value-type="float" office:value="0.000000267" calcext:value-type="float">
            <text:p>2.67E-07</text:p>
          </table:table-cell>
          <table:table-cell office:value-type="float" office:value="0.017136336" calcext:value-type="float">
            <text:p>0.0171363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253222699" calcext:value-type="float">
            <text:p>-0.253222699</text:p>
          </table:table-cell>
          <table:table-cell table:number-columns-repeated="3" office:value-type="float" office:value="0.000000267" calcext:value-type="float">
            <text:p>2.67E-07</text:p>
          </table:table-cell>
          <table:table-cell office:value-type="float" office:value="0.253241733" calcext:value-type="float">
            <text:p>0.2532417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00000823" calcext:value-type="float">
            <text:p>-8.23E-07</text:p>
          </table:table-cell>
          <table:table-cell table:number-columns-repeated="3" office:value-type="float" office:value="0.017136336" calcext:value-type="float">
            <text:p>0.017136336</text:p>
          </table:table-cell>
          <table:table-cell office:value-type="float" office:value="0" calcext:value-type="float">
            <text:p>0</text:p>
          </table:table-cell>
          <table:table-cell office:value-type="float" office:value="0.017136473" calcext:value-type="float">
            <text:p>0.0171364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lc_duration</text:p>
          </table:table-cell>
          <table:table-cell table:number-columns-repeated="6"/>
        </table:table-row>
        <table:table-row table:style-name="ro1">
          <table:table-cell office:value-type="float" office:value="0.0000500679016113281" calcext:value-type="float">
            <text:p>5.00679016113281E-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6"/>
        </table:table-row>
        <table:table-row table:style-name="ro1">
          <table:table-cell table:number-columns-repeated="6" office:value-type="float" office:value="0.008" calcext:value-type="float">
            <text:p>0.0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dd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coriolis_vector</text:p>
          </table:table-cell>
          <table:table-cell table:number-columns-repeated="6"/>
        </table:table-row>
        <table:table-row table:style-name="ro1">
          <table:table-cell office:value-type="float" office:value="0.123315069" calcext:value-type="float">
            <text:p>0.123315069</text:p>
          </table:table-cell>
          <table:table-cell office:value-type="float" office:value="-0.014459109" calcext:value-type="float">
            <text:p>-0.014459109</text:p>
          </table:table-cell>
          <table:table-cell office:value-type="float" office:value="0.003112808" calcext:value-type="float">
            <text:p>0.003112808</text:p>
          </table:table-cell>
          <table:table-cell office:value-type="float" office:value="0.012366673" calcext:value-type="float">
            <text:p>0.012366673</text:p>
          </table:table-cell>
          <table:table-cell office:value-type="float" office:value="0.004758007" calcext:value-type="float">
            <text:p>0.004758007</text:p>
          </table:table-cell>
          <table:table-cell office:value-type="float" office:value="-0.000308546" calcext:value-type="float">
            <text:p>-0.0003085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grav_trq</text:p>
          </table:table-cell>
          <table:table-cell table:number-columns-repeated="6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004647287" calcext:value-type="float">
            <text:p>0.004647287</text:p>
          </table:table-cell>
          <table:table-cell office:value-type="float" office:value="0.003602543" calcext:value-type="float">
            <text:p>0.003602543</text:p>
          </table:table-cell>
          <table:table-cell office:value-type="float" office:value="0.002095401" calcext:value-type="float">
            <text:p>0.002095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mass_matrix</text:p>
          </table:table-cell>
          <table:table-cell table:number-columns-repeated="6"/>
        </table:table-row>
        <table:table-row table:style-name="ro1">
          <table:table-cell office:value-type="float" office:value="4.375294195" calcext:value-type="float">
            <text:p>4.375294195</text:p>
          </table:table-cell>
          <table:table-cell office:value-type="float" office:value="0.006441765" calcext:value-type="float">
            <text:p>0.006441765</text:p>
          </table:table-cell>
          <table:table-cell office:value-type="float" office:value="0.003173807" calcext:value-type="float">
            <text:p>0.003173807</text:p>
          </table:table-cell>
          <table:table-cell office:value-type="float" office:value="0.001939577" calcext:value-type="float">
            <text:p>0.001939577</text:p>
          </table:table-cell>
          <table:table-cell office:value-type="float" office:value="-0.253164799" calcext:value-type="float">
            <text:p>-0.253164799</text:p>
          </table:table-cell>
          <table:table-cell office:value-type="float" office:value="-0.00000329" calcext:value-type="float">
            <text:p>-3.29E-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6441765" calcext:value-type="float">
            <text:p>0.006441765</text:p>
          </table:table-cell>
          <table:table-cell office:value-type="float" office:value="3.965492619" calcext:value-type="float">
            <text:p>3.965492619</text:p>
          </table:table-cell>
          <table:table-cell office:value-type="float" office:value="1.516035663" calcext:value-type="float">
            <text:p>1.516035663</text:p>
          </table:table-cell>
          <table:table-cell office:value-type="float" office:value="0.240988571" calcext:value-type="float">
            <text:p>0.240988571</text:p>
          </table:table-cell>
          <table:table-cell office:value-type="float" office:value="0.000001068" calcext:value-type="float">
            <text:p>1.068E-06</text:p>
          </table:table-cell>
          <table:table-cell office:value-type="float" office:value="0.017135925" calcext:value-type="float">
            <text:p>0.0171359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3173807" calcext:value-type="float">
            <text:p>0.003173807</text:p>
          </table:table-cell>
          <table:table-cell office:value-type="float" office:value="1.516035663" calcext:value-type="float">
            <text:p>1.516035663</text:p>
          </table:table-cell>
          <table:table-cell office:value-type="float" office:value="0.836705645" calcext:value-type="float">
            <text:p>0.836705645</text:p>
          </table:table-cell>
          <table:table-cell office:value-type="float" office:value="0.241109502" calcext:value-type="float">
            <text:p>0.241109502</text:p>
          </table:table-cell>
          <table:table-cell office:value-type="float" office:value="0.000001068" calcext:value-type="float">
            <text:p>1.068E-06</text:p>
          </table:table-cell>
          <table:table-cell office:value-type="float" office:value="0.017135925" calcext:value-type="float">
            <text:p>0.0171359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1939577" calcext:value-type="float">
            <text:p>0.001939577</text:p>
          </table:table-cell>
          <table:table-cell office:value-type="float" office:value="0.240988571" calcext:value-type="float">
            <text:p>0.240988571</text:p>
          </table:table-cell>
          <table:table-cell office:value-type="float" office:value="0.241109502" calcext:value-type="float">
            <text:p>0.241109502</text:p>
          </table:table-cell>
          <table:table-cell office:value-type="float" office:value="0.241165309" calcext:value-type="float">
            <text:p>0.241165309</text:p>
          </table:table-cell>
          <table:table-cell office:value-type="float" office:value="0.000001068" calcext:value-type="float">
            <text:p>1.068E-06</text:p>
          </table:table-cell>
          <table:table-cell office:value-type="float" office:value="0.017135925" calcext:value-type="float">
            <text:p>0.0171359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253164799" calcext:value-type="float">
            <text:p>-0.253164799</text:p>
          </table:table-cell>
          <table:table-cell table:number-columns-repeated="3" office:value-type="float" office:value="0.000001068" calcext:value-type="float">
            <text:p>1.068E-06</text:p>
          </table:table-cell>
          <table:table-cell office:value-type="float" office:value="0.253240932" calcext:value-type="float">
            <text:p>0.2532409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0000329" calcext:value-type="float">
            <text:p>-3.29E-06</text:p>
          </table:table-cell>
          <table:table-cell table:number-columns-repeated="3" office:value-type="float" office:value="0.017135925" calcext:value-type="float">
            <text:p>0.017135925</text:p>
          </table:table-cell>
          <table:table-cell office:value-type="float" office:value="0" calcext:value-type="float">
            <text:p>0</text:p>
          </table:table-cell>
          <table:table-cell office:value-type="float" office:value="0.017136473" calcext:value-type="float">
            <text:p>0.0171364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lc_duration</text:p>
          </table:table-cell>
          <table:table-cell table:number-columns-repeated="6"/>
        </table:table-row>
        <table:table-row table:style-name="ro1">
          <table:table-cell office:value-type="float" office:value="0.0000576972961425781" calcext:value-type="float">
            <text:p>5.76972961425781E-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6"/>
        </table:table-row>
        <table:table-row table:style-name="ro1">
          <table:table-cell table:number-columns-repeated="6" office:value-type="float" office:value="0.012" calcext:value-type="float">
            <text:p>0.0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dd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coriolis_vector</text:p>
          </table:table-cell>
          <table:table-cell table:number-columns-repeated="6"/>
        </table:table-row>
        <table:table-row table:style-name="ro1">
          <table:table-cell office:value-type="float" office:value="0.106250275" calcext:value-type="float">
            <text:p>0.106250275</text:p>
          </table:table-cell>
          <table:table-cell office:value-type="float" office:value="-0.011589473" calcext:value-type="float">
            <text:p>-0.011589473</text:p>
          </table:table-cell>
          <table:table-cell office:value-type="float" office:value="0.006264241" calcext:value-type="float">
            <text:p>0.006264241</text:p>
          </table:table-cell>
          <table:table-cell office:value-type="float" office:value="0.012298259" calcext:value-type="float">
            <text:p>0.012298259</text:p>
          </table:table-cell>
          <table:table-cell office:value-type="float" office:value="0.007135935" calcext:value-type="float">
            <text:p>0.007135935</text:p>
          </table:table-cell>
          <table:table-cell office:value-type="float" office:value="-0.000462987" calcext:value-type="float">
            <text:p>-0.0004629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grav_trq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347815" calcext:value-type="float">
            <text:p>0.006347815</text:p>
          </table:table-cell>
          <table:table-cell office:value-type="float" office:value="0.004606594" calcext:value-type="float">
            <text:p>0.004606594</text:p>
          </table:table-cell>
          <table:table-cell office:value-type="float" office:value="0.002094798" calcext:value-type="float">
            <text:p>0.002094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mass_matrix</text:p>
          </table:table-cell>
          <table:table-cell table:number-columns-repeated="6"/>
        </table:table-row>
        <table:table-row table:style-name="ro1">
          <table:table-cell office:value-type="float" office:value="4.374168365" calcext:value-type="float">
            <text:p>4.374168365</text:p>
          </table:table-cell>
          <table:table-cell office:value-type="float" office:value="0.008690663" calcext:value-type="float">
            <text:p>0.008690663</text:p>
          </table:table-cell>
          <table:table-cell office:value-type="float" office:value="0.003788791" calcext:value-type="float">
            <text:p>0.003788791</text:p>
          </table:table-cell>
          <table:table-cell office:value-type="float" office:value="0.001937546" calcext:value-type="float">
            <text:p>0.001937546</text:p>
          </table:table-cell>
          <table:table-cell office:value-type="float" office:value="-0.253068311" calcext:value-type="float">
            <text:p>-0.253068311</text:p>
          </table:table-cell>
          <table:table-cell office:value-type="float" office:value="-0.000007401" calcext:value-type="float">
            <text:p>-7.401E-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8690663" calcext:value-type="float">
            <text:p>0.008690663</text:p>
          </table:table-cell>
          <table:table-cell office:value-type="float" office:value="3.965261545" calcext:value-type="float">
            <text:p>3.965261545</text:p>
          </table:table-cell>
          <table:table-cell office:value-type="float" office:value="1.515892224" calcext:value-type="float">
            <text:p>1.515892224</text:p>
          </table:table-cell>
          <table:table-cell office:value-type="float" office:value="0.240900212" calcext:value-type="float">
            <text:p>0.240900212</text:p>
          </table:table-cell>
          <table:table-cell office:value-type="float" office:value="0.000002402" calcext:value-type="float">
            <text:p>2.402E-06</text:p>
          </table:table-cell>
          <table:table-cell office:value-type="float" office:value="0.017135239" calcext:value-type="float">
            <text:p>0.01713523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3788791" calcext:value-type="float">
            <text:p>0.003788791</text:p>
          </table:table-cell>
          <table:table-cell office:value-type="float" office:value="1.515892224" calcext:value-type="float">
            <text:p>1.515892224</text:p>
          </table:table-cell>
          <table:table-cell office:value-type="float" office:value="0.83664984" calcext:value-type="float">
            <text:p>0.83664984</text:p>
          </table:table-cell>
          <table:table-cell office:value-type="float" office:value="0.241081599" calcext:value-type="float">
            <text:p>0.241081599</text:p>
          </table:table-cell>
          <table:table-cell office:value-type="float" office:value="0.000002402" calcext:value-type="float">
            <text:p>2.402E-06</text:p>
          </table:table-cell>
          <table:table-cell office:value-type="float" office:value="0.017135239" calcext:value-type="float">
            <text:p>0.01713523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1937546" calcext:value-type="float">
            <text:p>0.001937546</text:p>
          </table:table-cell>
          <table:table-cell office:value-type="float" office:value="0.240900212" calcext:value-type="float">
            <text:p>0.240900212</text:p>
          </table:table-cell>
          <table:table-cell office:value-type="float" office:value="0.241081599" calcext:value-type="float">
            <text:p>0.241081599</text:p>
          </table:table-cell>
          <table:table-cell office:value-type="float" office:value="0.24116531" calcext:value-type="float">
            <text:p>0.24116531</text:p>
          </table:table-cell>
          <table:table-cell office:value-type="float" office:value="0.000002402" calcext:value-type="float">
            <text:p>2.402E-06</text:p>
          </table:table-cell>
          <table:table-cell office:value-type="float" office:value="0.017135239" calcext:value-type="float">
            <text:p>0.01713523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253068311" calcext:value-type="float">
            <text:p>-0.253068311</text:p>
          </table:table-cell>
          <table:table-cell table:number-columns-repeated="3" office:value-type="float" office:value="0.000002402" calcext:value-type="float">
            <text:p>2.402E-06</text:p>
          </table:table-cell>
          <table:table-cell office:value-type="float" office:value="0.253239597" calcext:value-type="float">
            <text:p>0.2532395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00007401" calcext:value-type="float">
            <text:p>-7.401E-06</text:p>
          </table:table-cell>
          <table:table-cell table:number-columns-repeated="3" office:value-type="float" office:value="0.017135239" calcext:value-type="float">
            <text:p>0.017135239</text:p>
          </table:table-cell>
          <table:table-cell office:value-type="float" office:value="0" calcext:value-type="float">
            <text:p>0</text:p>
          </table:table-cell>
          <table:table-cell office:value-type="float" office:value="0.017136473" calcext:value-type="float">
            <text:p>0.0171364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lc_duration</text:p>
          </table:table-cell>
          <table:table-cell table:number-columns-repeated="6"/>
        </table:table-row>
        <table:table-row table:style-name="ro1">
          <table:table-cell office:value-type="float" office:value="0.0000562667846679688" calcext:value-type="float">
            <text:p>5.62667846679688E-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6"/>
        </table:table-row>
        <table:table-row table:style-name="ro1">
          <table:table-cell table:number-columns-repeated="6" office:value-type="float" office:value="0.016" calcext:value-type="float">
            <text:p>0.0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dd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coriolis_vector</text:p>
          </table:table-cell>
          <table:table-cell table:number-columns-repeated="6"/>
        </table:table-row>
        <table:table-row table:style-name="ro1">
          <table:table-cell office:value-type="float" office:value="0.089198719" calcext:value-type="float">
            <text:p>0.089198719</text:p>
          </table:table-cell>
          <table:table-cell office:value-type="float" office:value="-0.008722822" calcext:value-type="float">
            <text:p>-0.008722822</text:p>
          </table:table-cell>
          <table:table-cell office:value-type="float" office:value="0.009412412" calcext:value-type="float">
            <text:p>0.009412412</text:p>
          </table:table-cell>
          <table:table-cell office:value-type="float" office:value="0.012228062" calcext:value-type="float">
            <text:p>0.012228062</text:p>
          </table:table-cell>
          <table:table-cell office:value-type="float" office:value="0.009512571" calcext:value-type="float">
            <text:p>0.009512571</text:p>
          </table:table-cell>
          <table:table-cell office:value-type="float" office:value="-0.000617629" calcext:value-type="float">
            <text:p>-0.0006176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grav_trq</text:p>
          </table:table-cell>
          <table:table-cell table:number-columns-repeated="6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008047853" calcext:value-type="float">
            <text:p>0.008047853</text:p>
          </table:table-cell>
          <table:table-cell office:value-type="float" office:value="0.005610182" calcext:value-type="float">
            <text:p>0.005610182</text:p>
          </table:table-cell>
          <table:table-cell office:value-type="float" office:value="0.002093892" calcext:value-type="float">
            <text:p>0.002093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mass_matrix</text:p>
          </table:table-cell>
          <table:table-cell table:number-columns-repeated="6"/>
        </table:table-row>
        <table:table-row table:style-name="ro1">
          <table:table-cell office:value-type="float" office:value="4.372732179" calcext:value-type="float">
            <text:p>4.372732179</text:p>
          </table:table-cell>
          <table:table-cell office:value-type="float" office:value="0.010938556" calcext:value-type="float">
            <text:p>0.010938556</text:p>
          </table:table-cell>
          <table:table-cell office:value-type="float" office:value="0.004402848" calcext:value-type="float">
            <text:p>0.004402848</text:p>
          </table:table-cell>
          <table:table-cell office:value-type="float" office:value="0.001934706" calcext:value-type="float">
            <text:p>0.001934706</text:p>
          </table:table-cell>
          <table:table-cell office:value-type="float" office:value="-0.252933249" calcext:value-type="float">
            <text:p>-0.252933249</text:p>
          </table:table-cell>
          <table:table-cell office:value-type="float" office:value="-0.000013155" calcext:value-type="float">
            <text:p>-1.3155E-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10938556" calcext:value-type="float">
            <text:p>0.010938556</text:p>
          </table:table-cell>
          <table:table-cell office:value-type="float" office:value="3.965008756" calcext:value-type="float">
            <text:p>3.965008756</text:p>
          </table:table-cell>
          <table:table-cell office:value-type="float" office:value="1.515737928" calcext:value-type="float">
            <text:p>1.515737928</text:p>
          </table:table-cell>
          <table:table-cell office:value-type="float" office:value="0.240811867" calcext:value-type="float">
            <text:p>0.240811867</text:p>
          </table:table-cell>
          <table:table-cell office:value-type="float" office:value="0.000004271" calcext:value-type="float">
            <text:p>4.271E-06</text:p>
          </table:table-cell>
          <table:table-cell office:value-type="float" office:value="0.01713428" calcext:value-type="float">
            <text:p>0.017134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4402848" calcext:value-type="float">
            <text:p>0.004402848</text:p>
          </table:table-cell>
          <table:table-cell office:value-type="float" office:value="1.515737928" calcext:value-type="float">
            <text:p>1.515737928</text:p>
          </table:table-cell>
          <table:table-cell office:value-type="float" office:value="0.836594038" calcext:value-type="float">
            <text:p>0.836594038</text:p>
          </table:table-cell>
          <table:table-cell office:value-type="float" office:value="0.241053698" calcext:value-type="float">
            <text:p>0.241053698</text:p>
          </table:table-cell>
          <table:table-cell office:value-type="float" office:value="0.000004271" calcext:value-type="float">
            <text:p>4.271E-06</text:p>
          </table:table-cell>
          <table:table-cell office:value-type="float" office:value="0.01713428" calcext:value-type="float">
            <text:p>0.017134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1934706" calcext:value-type="float">
            <text:p>0.001934706</text:p>
          </table:table-cell>
          <table:table-cell office:value-type="float" office:value="0.240811867" calcext:value-type="float">
            <text:p>0.240811867</text:p>
          </table:table-cell>
          <table:table-cell office:value-type="float" office:value="0.241053698" calcext:value-type="float">
            <text:p>0.241053698</text:p>
          </table:table-cell>
          <table:table-cell office:value-type="float" office:value="0.24116531" calcext:value-type="float">
            <text:p>0.24116531</text:p>
          </table:table-cell>
          <table:table-cell office:value-type="float" office:value="0.000004271" calcext:value-type="float">
            <text:p>4.271E-06</text:p>
          </table:table-cell>
          <table:table-cell office:value-type="float" office:value="0.01713428" calcext:value-type="float">
            <text:p>0.017134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252933249" calcext:value-type="float">
            <text:p>-0.252933249</text:p>
          </table:table-cell>
          <table:table-cell table:number-columns-repeated="3" office:value-type="float" office:value="0.000004271" calcext:value-type="float">
            <text:p>4.271E-06</text:p>
          </table:table-cell>
          <table:table-cell office:value-type="float" office:value="0.253237729" calcext:value-type="float">
            <text:p>0.2532377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00013155" calcext:value-type="float">
            <text:p>-1.3155E-05</text:p>
          </table:table-cell>
          <table:table-cell table:number-columns-repeated="3" office:value-type="float" office:value="0.01713428" calcext:value-type="float">
            <text:p>0.01713428</text:p>
          </table:table-cell>
          <table:table-cell office:value-type="float" office:value="0" calcext:value-type="float">
            <text:p>0</text:p>
          </table:table-cell>
          <table:table-cell office:value-type="float" office:value="0.017136473" calcext:value-type="float">
            <text:p>0.0171364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lc_duration</text:p>
          </table:table-cell>
          <table:table-cell table:number-columns-repeated="6"/>
        </table:table-row>
        <table:table-row table:style-name="ro1">
          <table:table-cell office:value-type="float" office:value="0.0000555515289306641" calcext:value-type="float">
            <text:p>5.55515289306641E-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6"/>
        </table:table-row>
        <table:table-row table:style-name="ro1">
          <table:table-cell table:number-columns-repeated="6"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dd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coriolis_vector</text:p>
          </table:table-cell>
          <table:table-cell table:number-columns-repeated="6"/>
        </table:table-row>
        <table:table-row table:style-name="ro1">
          <table:table-cell office:value-type="float" office:value="0.072165093" calcext:value-type="float">
            <text:p>0.072165093</text:p>
          </table:table-cell>
          <table:table-cell office:value-type="float" office:value="-0.005860124" calcext:value-type="float">
            <text:p>-0.005860124</text:p>
          </table:table-cell>
          <table:table-cell office:value-type="float" office:value="0.012556563" calcext:value-type="float">
            <text:p>0.012556563</text:p>
          </table:table-cell>
          <table:table-cell office:value-type="float" office:value="0.012155791" calcext:value-type="float">
            <text:p>0.012155791</text:p>
          </table:table-cell>
          <table:table-cell office:value-type="float" office:value="0.011887485" calcext:value-type="float">
            <text:p>0.011887485</text:p>
          </table:table-cell>
          <table:table-cell office:value-type="float" office:value="-0.000772538" calcext:value-type="float">
            <text:p>-0.0007725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grav_trq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47326" calcext:value-type="float">
            <text:p>0.009747326</text:p>
          </table:table-cell>
          <table:table-cell office:value-type="float" office:value="0.006613244" calcext:value-type="float">
            <text:p>0.006613244</text:p>
          </table:table-cell>
          <table:table-cell office:value-type="float" office:value="0.002092686" calcext:value-type="float">
            <text:p>0.002092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mass_matrix</text:p>
          </table:table-cell>
          <table:table-cell table:number-columns-repeated="6"/>
        </table:table-row>
        <table:table-row table:style-name="ro1">
          <table:table-cell office:value-type="float" office:value="4.370986016" calcext:value-type="float">
            <text:p>4.370986016</text:p>
          </table:table-cell>
          <table:table-cell office:value-type="float" office:value="0.013185379" calcext:value-type="float">
            <text:p>0.013185379</text:p>
          </table:table-cell>
          <table:table-cell office:value-type="float" office:value="0.005015941" calcext:value-type="float">
            <text:p>0.005015941</text:p>
          </table:table-cell>
          <table:table-cell office:value-type="float" office:value="0.001931059" calcext:value-type="float">
            <text:p>0.001931059</text:p>
          </table:table-cell>
          <table:table-cell office:value-type="float" office:value="-0.252759639" calcext:value-type="float">
            <text:p>-0.252759639</text:p>
          </table:table-cell>
          <table:table-cell office:value-type="float" office:value="-0.00002055" calcext:value-type="float">
            <text:p>-2.055E-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13185379" calcext:value-type="float">
            <text:p>0.013185379</text:p>
          </table:table-cell>
          <table:table-cell office:value-type="float" office:value="3.964734262" calcext:value-type="float">
            <text:p>3.964734262</text:p>
          </table:table-cell>
          <table:table-cell office:value-type="float" office:value="1.515572782" calcext:value-type="float">
            <text:p>1.515572782</text:p>
          </table:table-cell>
          <table:table-cell office:value-type="float" office:value="0.24072354" calcext:value-type="float">
            <text:p>0.24072354</text:p>
          </table:table-cell>
          <table:table-cell office:value-type="float" office:value="0.000006672" calcext:value-type="float">
            <text:p>6.672E-06</text:p>
          </table:table-cell>
          <table:table-cell office:value-type="float" office:value="0.017133046" calcext:value-type="float">
            <text:p>0.0171330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5015941" calcext:value-type="float">
            <text:p>0.005015941</text:p>
          </table:table-cell>
          <table:table-cell office:value-type="float" office:value="1.515572782" calcext:value-type="float">
            <text:p>1.515572782</text:p>
          </table:table-cell>
          <table:table-cell office:value-type="float" office:value="0.83653824" calcext:value-type="float">
            <text:p>0.83653824</text:p>
          </table:table-cell>
          <table:table-cell office:value-type="float" office:value="0.2410258" calcext:value-type="float">
            <text:p>0.2410258</text:p>
          </table:table-cell>
          <table:table-cell office:value-type="float" office:value="0.000006672" calcext:value-type="float">
            <text:p>6.672E-06</text:p>
          </table:table-cell>
          <table:table-cell office:value-type="float" office:value="0.017133046" calcext:value-type="float">
            <text:p>0.0171330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1931059" calcext:value-type="float">
            <text:p>0.001931059</text:p>
          </table:table-cell>
          <table:table-cell office:value-type="float" office:value="0.24072354" calcext:value-type="float">
            <text:p>0.24072354</text:p>
          </table:table-cell>
          <table:table-cell office:value-type="float" office:value="0.2410258" calcext:value-type="float">
            <text:p>0.2410258</text:p>
          </table:table-cell>
          <table:table-cell office:value-type="float" office:value="0.241165312" calcext:value-type="float">
            <text:p>0.241165312</text:p>
          </table:table-cell>
          <table:table-cell office:value-type="float" office:value="0.000006672" calcext:value-type="float">
            <text:p>6.672E-06</text:p>
          </table:table-cell>
          <table:table-cell office:value-type="float" office:value="0.017133046" calcext:value-type="float">
            <text:p>0.0171330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252759639" calcext:value-type="float">
            <text:p>-0.252759639</text:p>
          </table:table-cell>
          <table:table-cell table:number-columns-repeated="3" office:value-type="float" office:value="0.000006672" calcext:value-type="float">
            <text:p>6.672E-06</text:p>
          </table:table-cell>
          <table:table-cell office:value-type="float" office:value="0.253235327" calcext:value-type="float">
            <text:p>0.253235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0002055" calcext:value-type="float">
            <text:p>-2.055E-05</text:p>
          </table:table-cell>
          <table:table-cell table:number-columns-repeated="3" office:value-type="float" office:value="0.017133046" calcext:value-type="float">
            <text:p>0.017133046</text:p>
          </table:table-cell>
          <table:table-cell office:value-type="float" office:value="0" calcext:value-type="float">
            <text:p>0</text:p>
          </table:table-cell>
          <table:table-cell office:value-type="float" office:value="0.017136473" calcext:value-type="float">
            <text:p>0.0171364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lc_duration</text:p>
          </table:table-cell>
          <table:table-cell table:number-columns-repeated="6"/>
        </table:table-row>
        <table:table-row table:style-name="ro1">
          <table:table-cell office:value-type="float" office:value="0.0000557899475097656" calcext:value-type="float">
            <text:p>5.57899475097656E-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6"/>
        </table:table-row>
        <table:table-row table:style-name="ro1">
          <table:table-cell table:number-columns-repeated="6" office:value-type="float" office:value="0.024" calcext:value-type="float">
            <text:p>0.0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dd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coriolis_vector</text:p>
          </table:table-cell>
          <table:table-cell table:number-columns-repeated="6"/>
        </table:table-row>
        <table:table-row table:style-name="ro1">
          <table:table-cell office:value-type="float" office:value="0.055154079" calcext:value-type="float">
            <text:p>0.055154079</text:p>
          </table:table-cell>
          <table:table-cell office:value-type="float" office:value="-0.003002346" calcext:value-type="float">
            <text:p>-0.003002346</text:p>
          </table:table-cell>
          <table:table-cell office:value-type="float" office:value="0.015695937" calcext:value-type="float">
            <text:p>0.015695937</text:p>
          </table:table-cell>
          <table:table-cell office:value-type="float" office:value="0.012081153" calcext:value-type="float">
            <text:p>0.012081153</text:p>
          </table:table-cell>
          <table:table-cell office:value-type="float" office:value="0.014260248" calcext:value-type="float">
            <text:p>0.014260248</text:p>
          </table:table-cell>
          <table:table-cell office:value-type="float" office:value="-0.000927781" calcext:value-type="float">
            <text:p>-0.00092778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grav_trq</text:p>
          </table:table-cell>
          <table:table-cell table:number-columns-repeated="6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011446157" calcext:value-type="float">
            <text:p>0.011446157</text:p>
          </table:table-cell>
          <table:table-cell office:value-type="float" office:value="0.007615715" calcext:value-type="float">
            <text:p>0.007615715</text:p>
          </table:table-cell>
          <table:table-cell office:value-type="float" office:value="0.002091178" calcext:value-type="float">
            <text:p>0.002091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mass_matrix</text:p>
          </table:table-cell>
          <table:table-cell table:number-columns-repeated="6"/>
        </table:table-row>
        <table:table-row table:style-name="ro1">
          <table:table-cell office:value-type="float" office:value="4.368930332" calcext:value-type="float">
            <text:p>4.368930332</text:p>
          </table:table-cell>
          <table:table-cell office:value-type="float" office:value="0.015431073" calcext:value-type="float">
            <text:p>0.015431073</text:p>
          </table:table-cell>
          <table:table-cell office:value-type="float" office:value="0.005628033" calcext:value-type="float">
            <text:p>0.005628033</text:p>
          </table:table-cell>
          <table:table-cell office:value-type="float" office:value="0.00192661" calcext:value-type="float">
            <text:p>0.00192661</text:p>
          </table:table-cell>
          <table:table-cell office:value-type="float" office:value="-0.252547508" calcext:value-type="float">
            <text:p>-0.252547508</text:p>
          </table:table-cell>
          <table:table-cell office:value-type="float" office:value="-0.000029583" calcext:value-type="float">
            <text:p>-2.9583E-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15431073" calcext:value-type="float">
            <text:p>0.015431073</text:p>
          </table:table-cell>
          <table:table-cell office:value-type="float" office:value="3.964438074" calcext:value-type="float">
            <text:p>3.964438074</text:p>
          </table:table-cell>
          <table:table-cell office:value-type="float" office:value="1.515396792" calcext:value-type="float">
            <text:p>1.515396792</text:p>
          </table:table-cell>
          <table:table-cell office:value-type="float" office:value="0.240635236" calcext:value-type="float">
            <text:p>0.240635236</text:p>
          </table:table-cell>
          <table:table-cell office:value-type="float" office:value="0.000009606" calcext:value-type="float">
            <text:p>9.606E-06</text:p>
          </table:table-cell>
          <table:table-cell office:value-type="float" office:value="0.017131538" calcext:value-type="float">
            <text:p>0.0171315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5628033" calcext:value-type="float">
            <text:p>0.005628033</text:p>
          </table:table-cell>
          <table:table-cell office:value-type="float" office:value="1.515396792" calcext:value-type="float">
            <text:p>1.515396792</text:p>
          </table:table-cell>
          <table:table-cell office:value-type="float" office:value="0.836482448" calcext:value-type="float">
            <text:p>0.836482448</text:p>
          </table:table-cell>
          <table:table-cell office:value-type="float" office:value="0.240997905" calcext:value-type="float">
            <text:p>0.240997905</text:p>
          </table:table-cell>
          <table:table-cell office:value-type="float" office:value="0.000009606" calcext:value-type="float">
            <text:p>9.606E-06</text:p>
          </table:table-cell>
          <table:table-cell office:value-type="float" office:value="0.017131538" calcext:value-type="float">
            <text:p>0.0171315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192661" calcext:value-type="float">
            <text:p>0.00192661</text:p>
          </table:table-cell>
          <table:table-cell office:value-type="float" office:value="0.240635236" calcext:value-type="float">
            <text:p>0.240635236</text:p>
          </table:table-cell>
          <table:table-cell office:value-type="float" office:value="0.240997905" calcext:value-type="float">
            <text:p>0.240997905</text:p>
          </table:table-cell>
          <table:table-cell office:value-type="float" office:value="0.241165315" calcext:value-type="float">
            <text:p>0.241165315</text:p>
          </table:table-cell>
          <table:table-cell office:value-type="float" office:value="0.000009606" calcext:value-type="float">
            <text:p>9.606E-06</text:p>
          </table:table-cell>
          <table:table-cell office:value-type="float" office:value="0.017131538" calcext:value-type="float">
            <text:p>0.0171315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252547508" calcext:value-type="float">
            <text:p>-0.252547508</text:p>
          </table:table-cell>
          <table:table-cell table:number-columns-repeated="3" office:value-type="float" office:value="0.000009606" calcext:value-type="float">
            <text:p>9.606E-06</text:p>
          </table:table-cell>
          <table:table-cell office:value-type="float" office:value="0.253232391" calcext:value-type="float">
            <text:p>0.253232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00029583" calcext:value-type="float">
            <text:p>-2.9583E-05</text:p>
          </table:table-cell>
          <table:table-cell table:number-columns-repeated="3" office:value-type="float" office:value="0.017131538" calcext:value-type="float">
            <text:p>0.017131538</text:p>
          </table:table-cell>
          <table:table-cell office:value-type="float" office:value="0" calcext:value-type="float">
            <text:p>0</text:p>
          </table:table-cell>
          <table:table-cell office:value-type="float" office:value="0.017136473" calcext:value-type="float">
            <text:p>0.0171364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lc_duration</text:p>
          </table:table-cell>
          <table:table-cell table:number-columns-repeated="6"/>
        </table:table-row>
        <table:table-row table:style-name="ro1">
          <table:table-cell office:value-type="float" office:value="0.0000615119934082031" calcext:value-type="float">
            <text:p>6.15119934082031E-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6"/>
        </table:table-row>
        <table:table-row table:style-name="ro1">
          <table:table-cell table:number-columns-repeated="6" office:value-type="float" office:value="0.028" calcext:value-type="float">
            <text:p>0.0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dd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coriolis_vector</text:p>
          </table:table-cell>
          <table:table-cell table:number-columns-repeated="6"/>
        </table:table-row>
        <table:table-row table:style-name="ro1">
          <table:table-cell office:value-type="float" office:value="0.038170346" calcext:value-type="float">
            <text:p>0.038170346</text:p>
          </table:table-cell>
          <table:table-cell office:value-type="float" office:value="-0.000150452" calcext:value-type="float">
            <text:p>-0.000150452</text:p>
          </table:table-cell>
          <table:table-cell office:value-type="float" office:value="0.018829781" calcext:value-type="float">
            <text:p>0.018829781</text:p>
          </table:table-cell>
          <table:table-cell office:value-type="float" office:value="0.012003858" calcext:value-type="float">
            <text:p>0.012003858</text:p>
          </table:table-cell>
          <table:table-cell office:value-type="float" office:value="0.016630432" calcext:value-type="float">
            <text:p>0.016630432</text:p>
          </table:table-cell>
          <table:table-cell office:value-type="float" office:value="-0.001083424" calcext:value-type="float">
            <text:p>-0.0010834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grav_trq</text:p>
          </table:table-cell>
          <table:table-cell table:number-columns-repeated="6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013144273" calcext:value-type="float">
            <text:p>0.013144273</text:p>
          </table:table-cell>
          <table:table-cell office:value-type="float" office:value="0.008617531" calcext:value-type="float">
            <text:p>0.008617531</text:p>
          </table:table-cell>
          <table:table-cell office:value-type="float" office:value="0.002089369" calcext:value-type="float">
            <text:p>0.002089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mass_matrix</text:p>
          </table:table-cell>
          <table:table-cell table:number-columns-repeated="6"/>
        </table:table-row>
        <table:table-row table:style-name="ro1">
          <table:table-cell office:value-type="float" office:value="4.36656567" calcext:value-type="float">
            <text:p>4.36656567</text:p>
          </table:table-cell>
          <table:table-cell office:value-type="float" office:value="0.017675575" calcext:value-type="float">
            <text:p>0.017675575</text:p>
          </table:table-cell>
          <table:table-cell office:value-type="float" office:value="0.006239092" calcext:value-type="float">
            <text:p>0.006239092</text:p>
          </table:table-cell>
          <table:table-cell office:value-type="float" office:value="0.001921363" calcext:value-type="float">
            <text:p>0.001921363</text:p>
          </table:table-cell>
          <table:table-cell office:value-type="float" office:value="-0.252296893" calcext:value-type="float">
            <text:p>-0.252296893</text:p>
          </table:table-cell>
          <table:table-cell office:value-type="float" office:value="-0.000040252" calcext:value-type="float">
            <text:p>-4.0252E-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17675575" calcext:value-type="float">
            <text:p>0.017675575</text:p>
          </table:table-cell>
          <table:table-cell office:value-type="float" office:value="3.964120202" calcext:value-type="float">
            <text:p>3.964120202</text:p>
          </table:table-cell>
          <table:table-cell office:value-type="float" office:value="1.515209963" calcext:value-type="float">
            <text:p>1.515209963</text:p>
          </table:table-cell>
          <table:table-cell office:value-type="float" office:value="0.24054696" calcext:value-type="float">
            <text:p>0.24054696</text:p>
          </table:table-cell>
          <table:table-cell office:value-type="float" office:value="0.000013073" calcext:value-type="float">
            <text:p>1.3073E-05</text:p>
          </table:table-cell>
          <table:table-cell office:value-type="float" office:value="0.017129756" calcext:value-type="float">
            <text:p>0.0171297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6239092" calcext:value-type="float">
            <text:p>0.006239092</text:p>
          </table:table-cell>
          <table:table-cell office:value-type="float" office:value="1.515209963" calcext:value-type="float">
            <text:p>1.515209963</text:p>
          </table:table-cell>
          <table:table-cell office:value-type="float" office:value="0.836426663" calcext:value-type="float">
            <text:p>0.836426663</text:p>
          </table:table-cell>
          <table:table-cell office:value-type="float" office:value="0.240970015" calcext:value-type="float">
            <text:p>0.240970015</text:p>
          </table:table-cell>
          <table:table-cell office:value-type="float" office:value="0.000013073" calcext:value-type="float">
            <text:p>1.3073E-05</text:p>
          </table:table-cell>
          <table:table-cell office:value-type="float" office:value="0.017129756" calcext:value-type="float">
            <text:p>0.0171297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1921363" calcext:value-type="float">
            <text:p>0.001921363</text:p>
          </table:table-cell>
          <table:table-cell office:value-type="float" office:value="0.24054696" calcext:value-type="float">
            <text:p>0.24054696</text:p>
          </table:table-cell>
          <table:table-cell office:value-type="float" office:value="0.240970015" calcext:value-type="float">
            <text:p>0.240970015</text:p>
          </table:table-cell>
          <table:table-cell office:value-type="float" office:value="0.24116532" calcext:value-type="float">
            <text:p>0.24116532</text:p>
          </table:table-cell>
          <table:table-cell office:value-type="float" office:value="0.000013073" calcext:value-type="float">
            <text:p>1.3073E-05</text:p>
          </table:table-cell>
          <table:table-cell office:value-type="float" office:value="0.017129756" calcext:value-type="float">
            <text:p>0.0171297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252296893" calcext:value-type="float">
            <text:p>-0.252296893</text:p>
          </table:table-cell>
          <table:table-cell table:number-columns-repeated="3" office:value-type="float" office:value="0.000013073" calcext:value-type="float">
            <text:p>1.3073E-05</text:p>
          </table:table-cell>
          <table:table-cell office:value-type="float" office:value="0.253228922" calcext:value-type="float">
            <text:p>0.2532289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00040252" calcext:value-type="float">
            <text:p>-4.0252E-05</text:p>
          </table:table-cell>
          <table:table-cell table:number-columns-repeated="3" office:value-type="float" office:value="0.017129756" calcext:value-type="float">
            <text:p>0.017129756</text:p>
          </table:table-cell>
          <table:table-cell office:value-type="float" office:value="0" calcext:value-type="float">
            <text:p>0</text:p>
          </table:table-cell>
          <table:table-cell office:value-type="float" office:value="0.017136473" calcext:value-type="float">
            <text:p>0.0171364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lc_duration</text:p>
          </table:table-cell>
          <table:table-cell table:number-columns-repeated="6"/>
        </table:table-row>
        <table:table-row table:style-name="ro1">
          <table:table-cell office:value-type="float" office:value="0.0000777244567871094" calcext:value-type="float">
            <text:p>7.77244567871094E-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6"/>
        </table:table-row>
        <table:table-row table:style-name="ro1">
          <table:table-cell table:number-columns-repeated="6" office:value-type="float" office:value="0.032" calcext:value-type="float">
            <text:p>0.0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dd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coriolis_vector</text:p>
          </table:table-cell>
          <table:table-cell table:number-columns-repeated="6"/>
        </table:table-row>
        <table:table-row table:style-name="ro1">
          <table:table-cell office:value-type="float" office:value="0.021218547" calcext:value-type="float">
            <text:p>0.021218547</text:p>
          </table:table-cell>
          <table:table-cell office:value-type="float" office:value="0.002694597" calcext:value-type="float">
            <text:p>0.002694597</text:p>
          </table:table-cell>
          <table:table-cell office:value-type="float" office:value="0.021957343" calcext:value-type="float">
            <text:p>0.021957343</text:p>
          </table:table-cell>
          <table:table-cell office:value-type="float" office:value="0.011923618" calcext:value-type="float">
            <text:p>0.011923618</text:p>
          </table:table-cell>
          <table:table-cell office:value-type="float" office:value="0.018997607" calcext:value-type="float">
            <text:p>0.018997607</text:p>
          </table:table-cell>
          <table:table-cell office:value-type="float" office:value="-0.00123953" calcext:value-type="float">
            <text:p>-0.0012395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grav_trq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4841598" calcext:value-type="float">
            <text:p>0.014841598</text:p>
          </table:table-cell>
          <table:table-cell office:value-type="float" office:value="0.009618629" calcext:value-type="float">
            <text:p>0.009618629</text:p>
          </table:table-cell>
          <table:table-cell office:value-type="float" office:value="0.002087259" calcext:value-type="float">
            <text:p>0.002087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mass_matrix</text:p>
          </table:table-cell>
          <table:table-cell table:number-columns-repeated="6"/>
        </table:table-row>
        <table:table-row table:style-name="ro1">
          <table:table-cell office:value-type="float" office:value="4.363892649" calcext:value-type="float">
            <text:p>4.363892649</text:p>
          </table:table-cell>
          <table:table-cell office:value-type="float" office:value="0.019918826" calcext:value-type="float">
            <text:p>0.019918826</text:p>
          </table:table-cell>
          <table:table-cell office:value-type="float" office:value="0.006849083" calcext:value-type="float">
            <text:p>0.006849083</text:p>
          </table:table-cell>
          <table:table-cell office:value-type="float" office:value="0.001915325" calcext:value-type="float">
            <text:p>0.001915325</text:p>
          </table:table-cell>
          <table:table-cell office:value-type="float" office:value="-0.252007837" calcext:value-type="float">
            <text:p>-0.252007837</text:p>
          </table:table-cell>
          <table:table-cell office:value-type="float" office:value="-0.000052553" calcext:value-type="float">
            <text:p>-5.2553E-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19918826" calcext:value-type="float">
            <text:p>0.019918826</text:p>
          </table:table-cell>
          <table:table-cell office:value-type="float" office:value="3.963780659" calcext:value-type="float">
            <text:p>3.963780659</text:p>
          </table:table-cell>
          <table:table-cell office:value-type="float" office:value="1.515012304" calcext:value-type="float">
            <text:p>1.515012304</text:p>
          </table:table-cell>
          <table:table-cell office:value-type="float" office:value="0.240458716" calcext:value-type="float">
            <text:p>0.240458716</text:p>
          </table:table-cell>
          <table:table-cell office:value-type="float" office:value="0.000017071" calcext:value-type="float">
            <text:p>1.7071E-05</text:p>
          </table:table-cell>
          <table:table-cell office:value-type="float" office:value="0.0171277" calcext:value-type="float">
            <text:p>0.017127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6849083" calcext:value-type="float">
            <text:p>0.006849083</text:p>
          </table:table-cell>
          <table:table-cell office:value-type="float" office:value="1.515012304" calcext:value-type="float">
            <text:p>1.515012304</text:p>
          </table:table-cell>
          <table:table-cell office:value-type="float" office:value="0.836370887" calcext:value-type="float">
            <text:p>0.836370887</text:p>
          </table:table-cell>
          <table:table-cell office:value-type="float" office:value="0.240942131" calcext:value-type="float">
            <text:p>0.240942131</text:p>
          </table:table-cell>
          <table:table-cell office:value-type="float" office:value="0.000017071" calcext:value-type="float">
            <text:p>1.7071E-05</text:p>
          </table:table-cell>
          <table:table-cell office:value-type="float" office:value="0.0171277" calcext:value-type="float">
            <text:p>0.017127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1915325" calcext:value-type="float">
            <text:p>0.001915325</text:p>
          </table:table-cell>
          <table:table-cell office:value-type="float" office:value="0.240458716" calcext:value-type="float">
            <text:p>0.240458716</text:p>
          </table:table-cell>
          <table:table-cell office:value-type="float" office:value="0.240942131" calcext:value-type="float">
            <text:p>0.240942131</text:p>
          </table:table-cell>
          <table:table-cell office:value-type="float" office:value="0.241165327" calcext:value-type="float">
            <text:p>0.241165327</text:p>
          </table:table-cell>
          <table:table-cell office:value-type="float" office:value="0.000017071" calcext:value-type="float">
            <text:p>1.7071E-05</text:p>
          </table:table-cell>
          <table:table-cell office:value-type="float" office:value="0.0171277" calcext:value-type="float">
            <text:p>0.017127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252007837" calcext:value-type="float">
            <text:p>-0.252007837</text:p>
          </table:table-cell>
          <table:table-cell table:number-columns-repeated="3" office:value-type="float" office:value="0.000017071" calcext:value-type="float">
            <text:p>1.7071E-05</text:p>
          </table:table-cell>
          <table:table-cell office:value-type="float" office:value="0.25322492" calcext:value-type="float">
            <text:p>0.253224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00052553" calcext:value-type="float">
            <text:p>-5.2553E-05</text:p>
          </table:table-cell>
          <table:table-cell table:number-columns-repeated="3" office:value-type="float" office:value="0.0171277" calcext:value-type="float">
            <text:p>0.0171277</text:p>
          </table:table-cell>
          <table:table-cell office:value-type="float" office:value="0" calcext:value-type="float">
            <text:p>0</text:p>
          </table:table-cell>
          <table:table-cell office:value-type="float" office:value="0.017136473" calcext:value-type="float">
            <text:p>0.0171364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lc_duration</text:p>
          </table:table-cell>
          <table:table-cell table:number-columns-repeated="6"/>
        </table:table-row>
        <table:table-row table:style-name="ro1">
          <table:table-cell office:value-type="float" office:value="0.0000894069671630859" calcext:value-type="float">
            <text:p>8.94069671630859E-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6"/>
        </table:table-row>
        <table:table-row table:style-name="ro1">
          <table:table-cell table:number-columns-repeated="6" office:value-type="float" office:value="0.036" calcext:value-type="float">
            <text:p>0.0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dd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coriolis_vector</text:p>
          </table:table-cell>
          <table:table-cell table:number-columns-repeated="6"/>
        </table:table-row>
        <table:table-row table:style-name="ro1">
          <table:table-cell office:value-type="float" office:value="0.00430332" calcext:value-type="float">
            <text:p>0.00430332</text:p>
          </table:table-cell>
          <table:table-cell office:value-type="float" office:value="0.005531843" calcext:value-type="float">
            <text:p>0.005531843</text:p>
          </table:table-cell>
          <table:table-cell office:value-type="float" office:value="0.025077874" calcext:value-type="float">
            <text:p>0.025077874</text:p>
          </table:table-cell>
          <table:table-cell office:value-type="float" office:value="0.011840144" calcext:value-type="float">
            <text:p>0.011840144</text:p>
          </table:table-cell>
          <table:table-cell office:value-type="float" office:value="0.021361347" calcext:value-type="float">
            <text:p>0.021361347</text:p>
          </table:table-cell>
          <table:table-cell office:value-type="float" office:value="-0.001396165" calcext:value-type="float">
            <text:p>-0.0013961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grav_trq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6538056" calcext:value-type="float">
            <text:p>0.016538056</text:p>
          </table:table-cell>
          <table:table-cell office:value-type="float" office:value="0.010618944" calcext:value-type="float">
            <text:p>0.010618944</text:p>
          </table:table-cell>
          <table:table-cell office:value-type="float" office:value="0.002084848" calcext:value-type="float">
            <text:p>0.002084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mass_matrix</text:p>
          </table:table-cell>
          <table:table-cell table:number-columns-repeated="6"/>
        </table:table-row>
        <table:table-row table:style-name="ro1">
          <table:table-cell office:value-type="float" office:value="4.360911973" calcext:value-type="float">
            <text:p>4.360911973</text:p>
          </table:table-cell>
          <table:table-cell office:value-type="float" office:value="0.022160768" calcext:value-type="float">
            <text:p>0.022160768</text:p>
          </table:table-cell>
          <table:table-cell office:value-type="float" office:value="0.007457973" calcext:value-type="float">
            <text:p>0.007457973</text:p>
          </table:table-cell>
          <table:table-cell office:value-type="float" office:value="0.001908502" calcext:value-type="float">
            <text:p>0.001908502</text:p>
          </table:table-cell>
          <table:table-cell office:value-type="float" office:value="-0.251680389" calcext:value-type="float">
            <text:p>-0.251680389</text:p>
          </table:table-cell>
          <table:table-cell office:value-type="float" office:value="-0.000066483" calcext:value-type="float">
            <text:p>-6.6483E-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22160768" calcext:value-type="float">
            <text:p>0.022160768</text:p>
          </table:table-cell>
          <table:table-cell office:value-type="float" office:value="3.963419456" calcext:value-type="float">
            <text:p>3.963419456</text:p>
          </table:table-cell>
          <table:table-cell office:value-type="float" office:value="1.514803819" calcext:value-type="float">
            <text:p>1.514803819</text:p>
          </table:table-cell>
          <table:table-cell office:value-type="float" office:value="0.240370511" calcext:value-type="float">
            <text:p>0.240370511</text:p>
          </table:table-cell>
          <table:table-cell office:value-type="float" office:value="0.000021601" calcext:value-type="float">
            <text:p>2.1601E-05</text:p>
          </table:table-cell>
          <table:table-cell office:value-type="float" office:value="0.01712537" calcext:value-type="float">
            <text:p>0.017125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7457973" calcext:value-type="float">
            <text:p>0.007457973</text:p>
          </table:table-cell>
          <table:table-cell office:value-type="float" office:value="1.514803819" calcext:value-type="float">
            <text:p>1.514803819</text:p>
          </table:table-cell>
          <table:table-cell office:value-type="float" office:value="0.836315121" calcext:value-type="float">
            <text:p>0.836315121</text:p>
          </table:table-cell>
          <table:table-cell office:value-type="float" office:value="0.240914253" calcext:value-type="float">
            <text:p>0.240914253</text:p>
          </table:table-cell>
          <table:table-cell office:value-type="float" office:value="0.000021601" calcext:value-type="float">
            <text:p>2.1601E-05</text:p>
          </table:table-cell>
          <table:table-cell office:value-type="float" office:value="0.01712537" calcext:value-type="float">
            <text:p>0.017125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1908502" calcext:value-type="float">
            <text:p>0.001908502</text:p>
          </table:table-cell>
          <table:table-cell office:value-type="float" office:value="0.240370511" calcext:value-type="float">
            <text:p>0.240370511</text:p>
          </table:table-cell>
          <table:table-cell office:value-type="float" office:value="0.240914253" calcext:value-type="float">
            <text:p>0.240914253</text:p>
          </table:table-cell>
          <table:table-cell office:value-type="float" office:value="0.241165337" calcext:value-type="float">
            <text:p>0.241165337</text:p>
          </table:table-cell>
          <table:table-cell office:value-type="float" office:value="0.000021601" calcext:value-type="float">
            <text:p>2.1601E-05</text:p>
          </table:table-cell>
          <table:table-cell office:value-type="float" office:value="0.01712537" calcext:value-type="float">
            <text:p>0.017125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251680389" calcext:value-type="float">
            <text:p>-0.251680389</text:p>
          </table:table-cell>
          <table:table-cell table:number-columns-repeated="3" office:value-type="float" office:value="0.000021601" calcext:value-type="float">
            <text:p>2.1601E-05</text:p>
          </table:table-cell>
          <table:table-cell office:value-type="float" office:value="0.253220385" calcext:value-type="float">
            <text:p>0.253220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00066483" calcext:value-type="float">
            <text:p>-6.6483E-05</text:p>
          </table:table-cell>
          <table:table-cell table:number-columns-repeated="3" office:value-type="float" office:value="0.01712537" calcext:value-type="float">
            <text:p>0.01712537</text:p>
          </table:table-cell>
          <table:table-cell office:value-type="float" office:value="0" calcext:value-type="float">
            <text:p>0</text:p>
          </table:table-cell>
          <table:table-cell office:value-type="float" office:value="0.017136473" calcext:value-type="float">
            <text:p>0.0171364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lc_duration</text:p>
          </table:table-cell>
          <table:table-cell table:number-columns-repeated="6"/>
        </table:table-row>
        <table:table-row table:style-name="ro1">
          <table:table-cell office:value-type="float" office:value="0.000132322311401367" calcext:value-type="float">
            <text:p>0.000132322311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6"/>
        </table:table-row>
        <table:table-row table:style-name="ro1">
          <table:table-cell table:number-columns-repeated="6" office:value-type="float" office:value="0.04" calcext:value-type="float">
            <text:p>0.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dd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coriolis_vector</text:p>
          </table:table-cell>
          <table:table-cell table:number-columns-repeated="6"/>
        </table:table-row>
        <table:table-row table:style-name="ro1">
          <table:table-cell office:value-type="float" office:value="-0.01257072" calcext:value-type="float">
            <text:p>-0.01257072</text:p>
          </table:table-cell>
          <table:table-cell office:value-type="float" office:value="0.00836033" calcext:value-type="float">
            <text:p>0.00836033</text:p>
          </table:table-cell>
          <table:table-cell office:value-type="float" office:value="0.028190628" calcext:value-type="float">
            <text:p>0.028190628</text:p>
          </table:table-cell>
          <table:table-cell office:value-type="float" office:value="0.011753154" calcext:value-type="float">
            <text:p>0.011753154</text:p>
          </table:table-cell>
          <table:table-cell office:value-type="float" office:value="0.023721226" calcext:value-type="float">
            <text:p>0.023721226</text:p>
          </table:table-cell>
          <table:table-cell office:value-type="float" office:value="-0.001553392" calcext:value-type="float">
            <text:p>-0.0015533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grav_trq</text:p>
          </table:table-cell>
          <table:table-cell table:number-columns-repeated="6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018233574" calcext:value-type="float">
            <text:p>0.018233574</text:p>
          </table:table-cell>
          <table:table-cell office:value-type="float" office:value="0.011618413" calcext:value-type="float">
            <text:p>0.011618413</text:p>
          </table:table-cell>
          <table:table-cell office:value-type="float" office:value="0.002082137" calcext:value-type="float">
            <text:p>0.002082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mass_matrix</text:p>
          </table:table-cell>
          <table:table-cell table:number-columns-repeated="6"/>
        </table:table-row>
        <table:table-row table:style-name="ro1">
          <table:table-cell office:value-type="float" office:value="4.357624423" calcext:value-type="float">
            <text:p>4.357624423</text:p>
          </table:table-cell>
          <table:table-cell office:value-type="float" office:value="0.024401341" calcext:value-type="float">
            <text:p>0.024401341</text:p>
          </table:table-cell>
          <table:table-cell office:value-type="float" office:value="0.008065731" calcext:value-type="float">
            <text:p>0.008065731</text:p>
          </table:table-cell>
          <table:table-cell office:value-type="float" office:value="0.001900902" calcext:value-type="float">
            <text:p>0.001900902</text:p>
          </table:table-cell>
          <table:table-cell office:value-type="float" office:value="-0.251314605" calcext:value-type="float">
            <text:p>-0.251314605</text:p>
          </table:table-cell>
          <table:table-cell office:value-type="float" office:value="-0.000082036" calcext:value-type="float">
            <text:p>-8.2036E-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24401341" calcext:value-type="float">
            <text:p>0.024401341</text:p>
          </table:table-cell>
          <table:table-cell office:value-type="float" office:value="3.963036606" calcext:value-type="float">
            <text:p>3.963036606</text:p>
          </table:table-cell>
          <table:table-cell office:value-type="float" office:value="1.514584518" calcext:value-type="float">
            <text:p>1.514584518</text:p>
          </table:table-cell>
          <table:table-cell office:value-type="float" office:value="0.240282348" calcext:value-type="float">
            <text:p>0.240282348</text:p>
          </table:table-cell>
          <table:table-cell office:value-type="float" office:value="0.000026661" calcext:value-type="float">
            <text:p>2.6661E-05</text:p>
          </table:table-cell>
          <table:table-cell office:value-type="float" office:value="0.017122766" calcext:value-type="float">
            <text:p>0.0171227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8065731" calcext:value-type="float">
            <text:p>0.008065731</text:p>
          </table:table-cell>
          <table:table-cell office:value-type="float" office:value="1.514584518" calcext:value-type="float">
            <text:p>1.514584518</text:p>
          </table:table-cell>
          <table:table-cell office:value-type="float" office:value="0.836259368" calcext:value-type="float">
            <text:p>0.836259368</text:p>
          </table:table-cell>
          <table:table-cell office:value-type="float" office:value="0.240886384" calcext:value-type="float">
            <text:p>0.240886384</text:p>
          </table:table-cell>
          <table:table-cell office:value-type="float" office:value="0.000026661" calcext:value-type="float">
            <text:p>2.6661E-05</text:p>
          </table:table-cell>
          <table:table-cell office:value-type="float" office:value="0.017122766" calcext:value-type="float">
            <text:p>0.0171227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1900902" calcext:value-type="float">
            <text:p>0.001900902</text:p>
          </table:table-cell>
          <table:table-cell office:value-type="float" office:value="0.240282348" calcext:value-type="float">
            <text:p>0.240282348</text:p>
          </table:table-cell>
          <table:table-cell office:value-type="float" office:value="0.240886384" calcext:value-type="float">
            <text:p>0.240886384</text:p>
          </table:table-cell>
          <table:table-cell office:value-type="float" office:value="0.241165352" calcext:value-type="float">
            <text:p>0.241165352</text:p>
          </table:table-cell>
          <table:table-cell office:value-type="float" office:value="0.000026661" calcext:value-type="float">
            <text:p>2.6661E-05</text:p>
          </table:table-cell>
          <table:table-cell office:value-type="float" office:value="0.017122766" calcext:value-type="float">
            <text:p>0.0171227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251314605" calcext:value-type="float">
            <text:p>-0.251314605</text:p>
          </table:table-cell>
          <table:table-cell table:number-columns-repeated="3" office:value-type="float" office:value="0.000026661" calcext:value-type="float">
            <text:p>2.6661E-05</text:p>
          </table:table-cell>
          <table:table-cell office:value-type="float" office:value="0.253215317" calcext:value-type="float">
            <text:p>0.253215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00082036" calcext:value-type="float">
            <text:p>-8.2036E-05</text:p>
          </table:table-cell>
          <table:table-cell table:number-columns-repeated="3" office:value-type="float" office:value="0.017122766" calcext:value-type="float">
            <text:p>0.017122766</text:p>
          </table:table-cell>
          <table:table-cell office:value-type="float" office:value="0" calcext:value-type="float">
            <text:p>0</text:p>
          </table:table-cell>
          <table:table-cell office:value-type="float" office:value="0.017136473" calcext:value-type="float">
            <text:p>0.0171364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lc_duration</text:p>
          </table:table-cell>
          <table:table-cell table:number-columns-repeated="6"/>
        </table:table-row>
        <table:table-row table:style-name="ro1">
          <table:table-cell office:value-type="float" office:value="0.000131368637084961" calcext:value-type="float">
            <text:p>0.0001313686370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6"/>
        </table:table-row>
      </table:table>
      <table:table table:name="Sheet1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9T14:27:50.074643256</meta:creation-date>
    <dc:date>2021-07-29T14:41:47.557754651</dc:date>
    <meta:editing-duration>PT3M47S</meta:editing-duration>
    <meta:editing-cycles>1</meta:editing-cycles>
    <meta:generator>LibreOffice/6.4.7.2$Linux_X86_64 LibreOffice_project/40$Build-2</meta:generator>
    <meta:document-statistic meta:table-count="2" meta:cell-count="780" meta:object-count="0"/>
  </office:meta>
</office:document-meta>
</file>